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0pt" style:font-size-asian="10pt" style:font-size-complex="10pt"/>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ListParagraph" style:list-style-name="LFO2" style:family="paragraph">
      <style:paragraph-properties fo:text-align="justify"/>
      <style:text-properties fo:font-size="10pt" style:font-size-asian="10pt" style:font-size-complex="10pt"/>
    </style:style>
    <style:style style:name="P4" style:parent-style-name="ListParagraph" style:family="paragraph">
      <style:paragraph-properties fo:text-align="justify"/>
      <style:text-properties fo:font-size="10pt" style:font-size-asian="10pt" style:font-size-complex="10pt"/>
    </style:style>
    <style:style style:name="P5" style:parent-style-name="ListParagraph" style:list-style-name="LFO2" style:family="paragraph">
      <style:paragraph-properties fo:text-align="justify"/>
      <style:text-properties fo:font-size="10pt" style:font-size-asian="10pt" style:font-size-complex="10pt"/>
    </style:style>
    <style:style style:name="P6" style:parent-style-name="ListParagraph" style:family="paragraph">
      <style:paragraph-properties fo:text-align="justify"/>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ListParagraph" style:list-style-name="LFO2" style:family="paragraph">
      <style:text-properties fo:font-size="10pt" style:font-size-asian="10pt" style:font-size-complex="10pt"/>
    </style:style>
    <style:style style:name="P12" style:parent-style-name="ListParagraph" style:family="paragraph">
      <style:paragraph-properties fo:text-align="justify"/>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P17" style:parent-style-name="ListParagraph" style:list-style-name="LFO2" style:family="paragraph">
      <style:paragraph-properties fo:text-align="justify"/>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P20" style:parent-style-name="ListParagraph" style:list-style-name="LFO2" style:family="paragraph">
      <style:paragraph-properties fo:text-align="justify"/>
      <style:text-properties fo:font-size="10pt" style:font-size-asian="10pt" style:font-size-complex="10pt"/>
    </style:style>
    <style:style style:name="P21" style:parent-style-name="ListParagraph" style:list-style-name="LFO2" style:family="paragraph">
      <style:paragraph-properties fo:text-align="justify"/>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size="10pt" style:font-size-asian="10pt" style:font-size-complex="10pt"/>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size="10pt" style:font-size-asian="10pt" style:font-size-complex="10pt"/>
    </style:style>
    <style:style style:name="P26" style:parent-style-name="ListParagraph" style:family="paragraph">
      <style:paragraph-properties fo:text-align="justify"/>
      <style:text-properties fo:font-size="10pt" style:font-size-asian="10pt" style:font-size-complex="10pt"/>
    </style:style>
    <style:style style:name="P27" style:parent-style-name="ListParagraph" style:list-style-name="LFO2" style:family="paragraph">
      <style:paragraph-properties fo:text-align="justify"/>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size="10pt" style:font-size-asian="10pt" style:font-size-complex="10pt"/>
    </style:style>
    <style:style style:name="P30" style:parent-style-name="ListParagraph" style:family="paragraph">
      <style:paragraph-properties fo:text-align="justify"/>
      <style:text-properties fo:font-size="10pt" style:font-size-asian="10pt" style:font-size-complex="10pt"/>
    </style:style>
    <style:style style:name="P31" style:parent-style-name="ListParagraph" style:list-style-name="LFO2" style:family="paragraph">
      <style:paragraph-properties fo:text-align="justify"/>
    </style:style>
    <style:style style:name="T32" style:parent-style-name="DefaultParagraphFont" style:family="text">
      <style:text-properties fo:font-size="10pt" style:font-size-asian="10pt" style:font-size-complex="10pt"/>
    </style:style>
    <style:style style:name="T33" style:parent-style-name="DefaultParagraphFont" style:family="text">
      <style:text-properties fo:font-size="10pt" style:font-size-asian="10pt" style:font-size-complex="10pt"/>
    </style:style>
    <style:style style:name="P34" style:parent-style-name="ListParagraph" style:family="paragraph">
      <style:paragraph-properties fo:text-align="justify"/>
      <style:text-properties fo:font-size="10pt" style:font-size-asian="10pt" style:font-size-complex="10pt"/>
    </style:style>
    <style:style style:name="P35" style:parent-style-name="ListParagraph" style:list-style-name="LFO2" style:family="paragraph">
      <style:paragraph-properties fo:text-align="justify"/>
    </style:style>
    <style:style style:name="T36" style:parent-style-name="DefaultParagraphFont" style:family="text">
      <style:text-properties fo:font-size="10pt" style:font-size-asian="10pt" style:font-size-complex="10pt"/>
    </style:style>
    <style:style style:name="T37" style:parent-style-name="DefaultParagraphFont" style:family="text">
      <style:text-properties fo:font-size="10pt" style:font-size-asian="10pt" style:font-size-complex="10pt"/>
    </style:style>
    <style:style style:name="P38" style:parent-style-name="ListParagraph" style:family="paragraph">
      <style:paragraph-properties fo:text-align="justify"/>
      <style:text-properties fo:font-size="10pt" style:font-size-asian="10pt" style:font-size-complex="10pt"/>
    </style:style>
    <style:style style:name="P39" style:parent-style-name="ListParagraph" style:family="paragraph">
      <style:paragraph-properties fo:text-align="justify"/>
      <style:text-properties fo:font-size="10pt" style:font-size-asian="10pt" style:font-size-complex="10pt"/>
    </style:style>
    <style:style style:name="P40" style:parent-style-name="ListParagraph" style:family="paragraph">
      <style:paragraph-properties fo:text-align="justify"/>
      <style:text-properties fo:font-size="10pt" style:font-size-asian="10pt" style:font-size-complex="10pt"/>
    </style:style>
  </office:automatic-styles>
  <office:body>
    <office:text text:use-soft-page-breaks="true">
      <text:p text:style-name="P1"/>
      <text:p text:style-name="P2">Household Quality Weights</text:p>
      <text:list text:style-name="LFO2" text:continue-numbering="true">
        <text:list-item>
          <text:p text:style-name="P3">Adaptability:</text:p>
        </text:list-item>
      </text:list>
      <text:p text:style-name="P4">Adaptability is the ability to transition into permanent housing without<text:s/>having to move into another unit.<text:s/>For example, people with high income<text:s/>may have emphasis on adaptability to reduce frequent moving due to mobility issues of household members.<text:s/>Senior couple might<text:s/>emphasis on adaptability to reduce frequent moving due to mobility issues of household members.<text:s/>People with<text:s/>older homes, which means they are more susceptible to sustain higher levels damage, so these households may need temporary accommodations that could turn into permanent solutions if their home cannot be repaired or is unfeasible to repair.</text:p>
      <text:list text:style-name="LFO2" text:continue-numbering="true">
        <text:list-item>
          <text:p text:style-name="P5">Customizability:</text:p>
        </text:list-item>
      </text:list>
      <text:p text:style-name="P6"><text:span text:style-name="T7">Customizability of the unit may be important to<text:s/></text:span><text:span text:style-name="T8">households with children</text:span><text:span text:style-name="T9"><text:s/>to make them feel more comfortable living out of their pre-disaster home</text:span><text:span text:style-name="T10">.</text:span></text:p>
      <text:list text:style-name="LFO2" text:continue-numbering="true">
        <text:list-item>
          <text:p text:style-name="P11">Population stability:<text:s/></text:p>
        </text:list-item>
      </text:list>
      <text:p text:style-name="P12"><text:span text:style-name="T13">It<text:s/></text:span><text:span text:style-name="T14">may</text:span><text:span text:style-name="T15"><text:s/>be important to those households who have working adults that want to stay close to their jobs.</text:span><text:s/><text:span text:style-name="T16">Previous disasters have shown people with service jobs are more likely to lose those jobs during a disaster leaving households that rely on their paycheck to lose their income (Masozera et al., 2007; Mueller et al, 2011; Van Zandt and Sloan, 2017).</text:span></text:p>
      <text:list text:style-name="LFO2" text:continue-numbering="true">
        <text:list-item>
          <text:p text:style-name="P17"><text:span text:style-name="T18">Environmental Impacts</text:span><text:span text:style-name="T19">:</text:span><text:s/></text:p>
        </text:list-item>
        <text:list-item>
          <text:p text:style-name="P20">Environmental impacts may be of concern to some, but others may consider other qualities of higher importance(???).</text:p>
        </text:list-item>
        <text:list-item>
          <text:p text:style-name="P21"><text:span text:style-name="T22">Health</text:span><text:span text:style-name="T23">:</text:span><text:span text:style-name="T24"><text:s/>Impacts</text:span><text:span text:style-name="T25">:</text:span><text:s/></text:p>
        </text:list-item>
      </text:list>
      <text:p text:style-name="P26">The health impacts are of major concern to everyone, most people do not want their health to be in jeopardy by residing in temporary housing, and so all households have been given heath as a priority.</text:p>
      <text:list text:style-name="LFO2" text:continue-numbering="true">
        <text:list-item>
          <text:p text:style-name="P27"><text:span text:style-name="T28">Financial Cost</text:span><text:span text:style-name="T29">:</text:span><text:s/></text:p>
        </text:list-item>
      </text:list>
      <text:p text:style-name="P30">Financial cost can be a challenging quality to weigh because most of the time finance comes into play with a particular agency, governmental or private, that is providing the temporary housing accommodations. The cost of the post-disaster housing can also come right out of the household’s pocket as well; either they have the means to do so, or they do not have other options for assistance.<text:s/>People who<text:s/>have large enough savings and sufficient insurance coverage<text:s/>are assumed they are<text:s/>allowing to fund their own repair and housing needs.<text:s/>Others are<text:s/>assumed<text:s/>that<text:s/>they<text:s/>would not be able to repair their homes without receiving temporary housing accommodations with the assistance of recovery programs.</text:p>
      <text:list text:style-name="LFO2" text:continue-numbering="true">
        <text:list-item>
          <text:p text:style-name="P31"><text:span text:style-name="T32">Structural Integrity</text:span><text:span text:style-name="T33">:</text:span><text:s/></text:p>
        </text:list-item>
      </text:list>
      <text:p text:style-name="P34">Structural integrity is high priority for those who foresee spending an extended<text:s/>period<text:s/>in their temporary housing unit.</text:p>
      <text:list text:style-name="LFO2" text:continue-numbering="true">
        <text:list-item>
          <text:p text:style-name="P35"><text:span text:style-name="T36">Hazard Vulnerability</text:span><text:span text:style-name="T37">:</text:span><text:s/></text:p>
        </text:list-item>
      </text:list>
      <text:p text:style-name="P38">Finally, since all those in temporary housing units are susceptible to additional disasters, regardless of the duration of stay, hazard vulnerability has been weighted as 1 for each of the households.</text:p>
      <text:p text:style-name="P39"/>
      <text:p text:style-name="P40">https://data.census.gov/map/040XX00US45$0500000/ACSDP5Y2022/DP02/DP02_0002PE?q=South%20Carolina%20Families%20and%20Living%20Arrangements&amp;layer=VT_2022_050_00_PY_D1&amp;loc=33.8318,-80.8221,z7.1954</text:p>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eng Yin Chen</meta:initial-creator>
    <dc:creator>Sheng Yin Chen</dc:creator>
    <meta:creation-date>2024-04-05T00:30:00Z</meta:creation-date>
    <dc:date>2024-04-05T06:08:00Z</dc:date>
    <meta:template xlink:href="Normal" xlink:type="simple"/>
    <meta:editing-cycles>1</meta:editing-cycles>
    <meta:editing-duration>PT20280S</meta:editing-duration>
    <meta:document-statistic meta:page-count="1" meta:paragraph-count="5" meta:word-count="423" meta:character-count="2832" meta:row-count="20" meta:non-whitespace-character-count="2414"/>
  </office:meta>
</office:document-meta>
</file>